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9041374578491152465"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7575891533685330409"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9044416106161891619"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451861078884818921"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345894828065822643"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608618355850664523"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2463188801851429805"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3286700186905568204"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6353015" text:continue-list="list2463188801851429805"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621506894291940594"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342388"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352069"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6356375"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6359878"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360325"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8131015738735817111"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4114672528336612922"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426948387614388807"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358543"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061387632726539824"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703425461767180087"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110605612272725612" text:style-name="L15">
        <text:list-item>
          <text:list>
            <text:list-header>
              <text:p text:style-name="P184">1.5 miles averaging about 9:40/mile and rest 1 min</text:p>
            </text:list-header>
          </text:list>
        </text:list-item>
      </text:list>
      <text:p text:style-name="P24">1 mile in 8:26 and rest 2 min</text:p>
      <text:list xml:id="list3443087654676688841"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058349679549665316"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350415"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7709781478166125285"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131223465722103621"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1231793423792712924"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6346738" text:continue-list="list3131223465722103621" text:style-name="L19">
        <text:list-item>
          <text:list>
            <text:list-header>
              <text:p text:style-name="P188">(Pace*HR)=1240</text:p>
            </text:list-header>
          </text:list>
        </text:list-item>
      </text:list>
      <text:list xml:id="list36338202" text:continue-list="list7709781478166125285" text:style-name="L18">
        <text:list-item>
          <text:list>
            <text:list-header>
              <text:p text:style-name="P187">2 miles at 10:46/mile Ave HR= 121 bpm and rest a few minutes</text:p>
            </text:list-header>
          </text:list>
        </text:list-item>
      </text:list>
      <text:list xml:id="list36357340" text:continue-list="list36346738"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6334612"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853889876631128728"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152087718379018016"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26710773373347454"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8478250238714828534"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793384009757109163"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142143724699825689"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6334844"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348000"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929011165724814368"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103865451077080645"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713429005709312637"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174731039203152434"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05722955446310714"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185517039095651071" text:style-name="L32">
        <text:list-item>
          <text:list>
            <text:list-header>
              <text:p text:style-name="P198">0.25 miles in 2:54</text:p>
              <text:p text:style-name="P198">1 mile in 9:21 going faster as I ran and ending at around 8:30 pace</text:p>
            </text:list-header>
          </text:list>
        </text:list-item>
      </text:list>
      <text:list xml:id="list1716119827764415361"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973904882574047953"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012088780594733133"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248149814717195892"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027610856551675667"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2909020606837548214"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oft-page-break/><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text:soft-page-break/>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9083709855714300027"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ext:soft-page-break/>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9"/>10:40/mile <text:s text:c="7"/>3:24</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text:soft-page-break/>*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10T16:08:20.91</dc:date>
    <dc:creator>James Lombardi</dc:creator>
    <meta:editing-duration>P30DT23H14M46S</meta:editing-duration>
    <meta:editing-cycles>2262</meta:editing-cycles>
    <meta:generator>OpenOffice/4.1.2$Win32 OpenOffice.org_project/412m3$Build-9782</meta:generator>
    <meta:document-statistic meta:table-count="0" meta:image-count="9" meta:object-count="0" meta:page-count="224" meta:paragraph-count="6563" meta:word-count="70442" meta:character-count="360291"/>
  </office:meta>
</office:document-meta>
</file>